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color="#1c1c1c" fo:font-size="26pt" style:text-underline-style="solid" style:text-underline-width="auto" style:text-underline-color="font-color" officeooo:rsid="00240a87" officeooo:paragraph-rsid="0018a6de" style:font-size-asian="26pt" style:font-size-complex="26pt"/>
    </style:style>
    <style:style style:name="P2" style:family="paragraph" style:parent-style-name="Standard">
      <style:paragraph-properties fo:line-height="150%"/>
      <style:text-properties fo:color="#1c1c1c" style:font-name="Liberation Serif1" fo:font-weight="normal" officeooo:rsid="0018a6de" officeooo:paragraph-rsid="0018a6de" style:font-weight-asian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fo:color="#1c1c1c" style:font-name="Liberation Serif1" fo:font-weight="normal" officeooo:rsid="0018a6de" officeooo:paragraph-rsid="0018a6de" style:font-weight-asian="normal" style:font-weight-complex="normal"/>
    </style:style>
    <style:style style:name="P4" style:family="paragraph" style:parent-style-name="Standard">
      <style:paragraph-properties fo:line-height="150%"/>
      <style:text-properties fo:color="#1c1c1c" style:font-name="Liberation Serif1" fo:font-weight="normal" officeooo:rsid="0018a6de" officeooo:paragraph-rsid="001b2fa3" style:font-weight-asian="normal" style:font-weight-complex="normal"/>
    </style:style>
    <style:style style:name="P5" style:family="paragraph" style:parent-style-name="Standard">
      <style:paragraph-properties fo:line-height="150%"/>
      <style:text-properties fo:color="#1c1c1c" style:font-name="Liberation Serif1" fo:font-weight="normal" officeooo:rsid="001b2fa3" officeooo:paragraph-rsid="001b2fa3" style:font-weight-asian="normal" style:font-weight-complex="normal"/>
    </style:style>
    <style:style style:name="P6" style:family="paragraph" style:parent-style-name="Standard">
      <style:paragraph-properties fo:line-height="150%"/>
      <style:text-properties fo:color="#1c1c1c" style:font-name="Liberation Serif1" fo:font-style="italic" fo:font-weight="normal" officeooo:rsid="001b2fa3" officeooo:paragraph-rsid="001b2fa3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line-height="150%"/>
      <style:text-properties fo:color="#1c1c1c" style:font-name="Liberation Serif1" fo:font-style="normal" fo:font-weight="normal" officeooo:rsid="001b2fa3" officeooo:paragraph-rsid="001b2fa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/>
      <style:text-properties officeooo:rsid="001e8639" officeooo:paragraph-rsid="0018a6de"/>
    </style:style>
    <style:style style:name="P9" style:family="paragraph" style:parent-style-name="Standard">
      <style:paragraph-properties fo:line-height="150%" fo:text-align="center" style:justify-single-word="false"/>
      <style:text-properties officeooo:rsid="001e8639" officeooo:paragraph-rsid="0018a6de"/>
    </style:style>
    <style:style style:name="P10" style:family="paragraph" style:parent-style-name="Standard">
      <style:paragraph-properties fo:line-height="150%" fo:text-align="center" style:justify-single-word="false"/>
      <style:text-properties fo:font-size="26pt" fo:font-weight="bold" officeooo:rsid="00240a87" officeooo:paragraph-rsid="0018a6de" style:font-size-asian="26pt" style:font-weight-asian="bold" style:font-size-complex="26pt" style:font-weight-complex="bold"/>
    </style:style>
    <style:style style:name="P11" style:family="paragraph" style:parent-style-name="Standard">
      <style:paragraph-properties fo:line-height="150%" fo:text-align="center" style:justify-single-word="false"/>
      <style:text-properties fo:color="#333333" fo:font-size="24pt" officeooo:rsid="00240a87" officeooo:paragraph-rsid="0018a6de" style:font-size-asian="21pt" style:font-size-complex="24pt"/>
    </style:style>
    <style:style style:name="P12" style:family="paragraph" style:parent-style-name="Standard">
      <style:paragraph-properties fo:line-height="150%"/>
      <style:text-properties fo:color="#333333" officeooo:rsid="001e8639" officeooo:paragraph-rsid="0018a6de"/>
    </style:style>
    <style:style style:name="P13" style:family="paragraph" style:parent-style-name="Standard">
      <style:paragraph-properties fo:line-height="150%"/>
      <style:text-properties fo:color="#333333" style:font-name="Liberation Serif1" officeooo:rsid="001010b9" officeooo:paragraph-rsid="0018a6de"/>
    </style:style>
    <style:style style:name="P14" style:family="paragraph" style:parent-style-name="Standard">
      <style:paragraph-properties fo:line-height="150%"/>
      <style:text-properties fo:color="#333333" style:font-name="Liberation Serif1" officeooo:rsid="0018a6de" officeooo:paragraph-rsid="0018a6de"/>
    </style:style>
    <style:style style:name="P15" style:family="paragraph" style:parent-style-name="Standard">
      <style:paragraph-properties fo:line-height="150%"/>
      <style:text-properties fo:color="#333333" style:font-name="Liberation Serif1" fo:font-weight="normal" officeooo:rsid="0018a6de" officeooo:paragraph-rsid="0018a6de" style:font-weight-asian="normal" style:font-weight-complex="normal"/>
    </style:style>
    <style:style style:name="P16" style:family="paragraph" style:parent-style-name="Standard">
      <style:paragraph-properties fo:line-height="150%"/>
      <style:text-properties fo:color="#333333" fo:font-weight="normal" officeooo:rsid="0018a6de" officeooo:paragraph-rsid="0018a6de" style:font-weight-asian="normal" style:font-weight-complex="normal"/>
    </style:style>
    <style:style style:name="P17" style:family="paragraph" style:parent-style-name="Standard">
      <style:paragraph-properties fo:line-height="150%"/>
      <style:text-properties fo:color="#333333" style:font-name="Droid Sans Mono" officeooo:rsid="0018a6de" officeooo:paragraph-rsid="0018a6de" style:font-size-asian="10.5pt"/>
    </style:style>
    <style:style style:name="P18" style:family="paragraph" style:parent-style-name="Standard">
      <style:paragraph-properties fo:line-height="150%"/>
      <style:text-properties fo:color="#333333" style:font-name="Droid Sans Mono" officeooo:rsid="0018a6de" officeooo:paragraph-rsid="0019a9f7" style:font-size-asian="10.5pt"/>
    </style:style>
    <style:style style:name="P19" style:family="paragraph" style:parent-style-name="Standard">
      <style:paragraph-properties fo:line-height="150%"/>
      <style:text-properties fo:color="#333333" style:font-name="Droid Sans Mono" officeooo:rsid="001b4048" officeooo:paragraph-rsid="001b4048" style:font-size-asian="10.5pt"/>
    </style:style>
    <style:style style:name="P20" style:family="paragraph" style:parent-style-name="Standard">
      <style:paragraph-properties fo:line-height="150%"/>
      <style:text-properties fo:color="#333333" fo:font-weight="bold" officeooo:rsid="001e8639" officeooo:paragraph-rsid="0018a6de" style:font-weight-asian="bold" style:font-weight-complex="bold"/>
    </style:style>
    <style:style style:name="P21" style:family="paragraph" style:parent-style-name="Standard">
      <style:paragraph-properties fo:line-height="150%" fo:text-align="center" style:justify-single-word="false"/>
      <style:text-properties fo:font-size="24pt" officeooo:rsid="00240a87" officeooo:paragraph-rsid="0018a6de" style:font-size-asian="21pt" style:font-size-complex="24pt"/>
    </style:style>
    <style:style style:name="P22" style:family="paragraph" style:parent-style-name="Standard">
      <style:paragraph-properties fo:line-height="150%"/>
      <style:text-properties fo:color="#333333" fo:font-weight="bold" officeooo:rsid="001e8639" officeooo:paragraph-rsid="0018a6de" style:font-weight-asian="bold" style:font-weight-complex="bold"/>
    </style:style>
    <style:style style:name="P23" style:family="paragraph" style:parent-style-name="Standard">
      <style:paragraph-properties fo:line-height="150%"/>
      <style:text-properties fo:color="#333333" style:font-name="Droid Sans Mono" officeooo:rsid="001b4048" officeooo:paragraph-rsid="001b4048" style:font-size-asian="10.5pt"/>
    </style:style>
    <style:style style:name="P24" style:family="paragraph" style:parent-style-name="Standard">
      <style:paragraph-properties fo:line-height="150%"/>
      <style:text-properties fo:color="#333333" style:font-name="Droid Sans Mono" style:text-underline-style="solid" style:text-underline-width="auto" style:text-underline-color="font-color" officeooo:rsid="001d0a52" officeooo:paragraph-rsid="001d0a52" style:font-size-asian="10.5pt"/>
    </style:style>
    <style:style style:name="T1" style:family="text">
      <style:text-properties officeooo:rsid="001010b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a6de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010b9" style:font-style-asian="italic" style:font-style-complex="italic"/>
    </style:style>
    <style:style style:name="T6" style:family="text">
      <style:text-properties fo:font-style="italic" officeooo:rsid="0019a9f7" style:font-style-asian="italic" style:font-style-complex="italic"/>
    </style:style>
    <style:style style:name="T7" style:family="text">
      <style:text-properties fo:font-style="italic" officeooo:rsid="001b2fa3" style:font-style-asian="italic" style:font-style-complex="italic"/>
    </style:style>
    <style:style style:name="T8" style:family="text">
      <style:text-properties fo:font-style="italic" officeooo:rsid="0018a6de" style:font-style-asian="italic" style:font-style-complex="italic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font-weight="normal" officeooo:rsid="0018a6de" style:font-weight-asian="normal" style:font-weight-complex="normal"/>
    </style:style>
    <style:style style:name="T12" style:family="text">
      <style:text-properties style:text-position="0% 100%" fo:font-style="italic" style:font-style-asian="italic" style:font-style-complex="italic"/>
    </style:style>
    <style:style style:name="T13" style:family="text">
      <style:text-properties style:text-position="0% 100%" fo:font-style="italic" officeooo:rsid="0019a9f7" style:font-style-asian="italic" style:font-style-complex="italic"/>
    </style:style>
    <style:style style:name="T14" style:family="text">
      <style:text-properties style:text-position="0% 100%" fo:font-style="italic" officeooo:rsid="0018a6de" style:font-style-asian="italic" style:font-style-complex="italic"/>
    </style:style>
    <style:style style:name="T15" style:family="text">
      <style:text-properties style:text-position="0% 100%" fo:font-style="normal" style:font-style-asian="normal" style:font-style-complex="normal"/>
    </style:style>
    <style:style style:name="T16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18a6de"/>
    </style:style>
    <style:style style:name="T18" style:family="text">
      <style:text-properties officeooo:rsid="0019a9f7"/>
    </style:style>
    <style:style style:name="T19" style:family="text">
      <style:text-properties style:text-position="sub 75%" fo:font-style="italic" style:font-style-asian="italic" style:font-style-complex="italic"/>
    </style:style>
    <style:style style:name="T20" style:family="text">
      <style:text-properties style:text-position="sub 75%" fo:font-style="italic" officeooo:rsid="0019a9f7" style:font-style-asian="italic" style:font-style-complex="italic"/>
    </style:style>
    <style:style style:name="T21" style:family="text">
      <style:text-properties style:text-position="sub 75%" fo:font-style="normal" style:font-style-asian="normal" style:font-style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officeooo:rsid="001b2fa3" style:font-style-asian="normal" style:font-style-complex="normal"/>
    </style:style>
    <style:style style:name="T24" style:family="text">
      <style:text-properties officeooo:rsid="001b40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0">TÖL 104G</text:p>
      <text:p text:style-name="P10"/>
      <text:p text:style-name="P11">Stærðfræðimynstur í tölvunarfræði</text:p>
      <text:p text:style-name="P11">Einstaklingverkefni viku: <text:span text:style-name="T17">10</text:span></text:p>
      <text:p text:style-name="P21"/>
      <text:p text:style-name="P11">Nemandi: </text:p>
      <text:p text:style-name="P1">Rakel María Brynjólfsdóttir</text:p>
      <text:p text:style-name="P11"/>
      <text:p text:style-name="P11">Póstfang: </text:p>
      <text:p text:style-name="P1">rmb3@hi.is</text:p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0"><text:soft-page-break/>Dæmi 1:</text:p>
      <text:p text:style-name="P16"><text:span text:style-name="T1">a) </text:span><text:tab/><text:span text:style-name="T1">Skrifið umsagnayrðingu sem samsvarar fullyrðingunni „Gunna drekkur kaffi og Jóni líkar</text:span> <text:tab/><text:span text:style-name="T1">við alla sem drekka kaffi, þess vegna líkar Jóni við Gunnu“. Notið </text:span><text:span text:style-name="T5">K(x)</text:span><text:span text:style-name="T1"> til að tákna „</text:span><text:span text:style-name="T5">x</text:span><text:span text:style-name="T1"> </text:span><text:tab/><text:span text:style-name="T1">drekkur kaffi“ og notið </text:span><text:span text:style-name="T5">L(x, y)</text:span><text:span text:style-name="T1"> til að tákna „</text:span><text:span text:style-name="T5">x</text:span><text:span text:style-name="T1"> líkar við </text:span><text:span text:style-name="T5">y</text:span><text:span text:style-name="T1">“. Óðul umsagnanna beggja er </text:span><text:tab/><text:span text:style-name="T1">mannkynið.</text:span></text:p>
      <text:p text:style-name="P13"/>
      <text:p text:style-name="P14">b) <text:tab/>Breytið neitun fullyrðingarinnar í Skolemíserað og-að staðalsnið.</text:p>
      <text:p text:style-name="P13"/>
      <text:p text:style-name="P15">c)<text:tab/>Skrifið klausurnar úr fyrri lið niður í röð, eina í hverri línu með númeruðum línum, og <text:tab/>skrifið „(forsenda)“ við hliðina á hverri þeirra. Notið síðan rökstyttingu til að bæta nýjum <text:tab/>klausum við uns þið fáið 0. Í hvert sinn sem þið fáið nýja klausu skuluð þið skrifa <text:tab/>„(rökstytting x og y)“, þar sem x og y eru númerin á klausunum sem eru rökstyttar saman til <text:tab/>að fá nýju klausuna.</text:p>
      <text:p text:style-name="P15"/>
      <text:p text:style-name="P2"/>
      <text:p text:style-name="P2">Lausn: </text:p>
      <text:p text:style-name="P2">a)<text:tab/><text:span text:style-name="T4">( K(Gunna) ∧ ∀y:( K(y)→L(Jón, y) )→L(Jón, Gunna)</text:span></text:p>
      <text:p text:style-name="P2"/>
      <text:p text:style-name="P4">b)<text:tab/><text:span text:style-name="T4">∀y</text:span><text:span text:style-name="T7">: (</text:span><text:span text:style-name="T4">K(Gunna)</text:span><text:span text:style-name="T7"> </text:span><text:span text:style-name="T4">∧(¬K(y) ∨ L(Jón, y)</text:span><text:span text:style-name="T7"> </text:span><text:span text:style-name="T4">∧¬L(Jón, Gunna)</text:span><text:span text:style-name="T7">)</text:span></text:p>
      <text:p text:style-name="P2"/>
      <text:p text:style-name="P2">c)<text:tab/>k1: <text:span text:style-name="T4">K(Gunna)</text:span><text:span text:style-name="T7"><text:tab/><text:tab/><text:tab/></text:span><text:span text:style-name="T23">(forsenda)</text:span></text:p>
      <text:p text:style-name="P3"><text:tab/>k2: <text:span text:style-name="T4">(¬K(y) ∨ L(Jón, y)</text:span><text:span text:style-name="T7"><text:tab/></text:span><text:span text:style-name="T23">(forsenda)</text:span></text:p>
      <text:p text:style-name="P2"><text:tab/>k3: <text:span text:style-name="T4">¬L(Jón, Gunna)</text:span><text:span text:style-name="T7"><text:tab/><text:tab/></text:span><text:span text:style-name="T23">(forsenda)</text:span></text:p>
      <text:p text:style-name="P6"><text:tab/></text:p>
      <text:p text:style-name="P5"><text:span text:style-name="T4"><text:tab/></text:span><text:span text:style-name="T22">Liðina </text:span><text:span text:style-name="T4">K(Gunna)</text:span><text:span text:style-name="T22"> í k1 og </text:span><text:span text:style-name="T4">K(y)</text:span><text:span text:style-name="T22"> í k2 má sameina með því að gefa breytunni </text:span><text:span text:style-name="T4">y</text:span><text:span text:style-name="T22"> gildið </text:span><text:span text:style-name="T9">Gunna</text:span><text:span text:style-name="T22"> og <text:tab/>þá fæst með rökstyttingu:</text:span></text:p>
      <text:p text:style-name="P5"><text:span text:style-name="T22"><text:tab/>k4: </text:span><text:span text:style-name="T4">L(Jón, Gunna)</text:span></text:p>
      <text:p text:style-name="P5"><text:tab/></text:p>
      <text:p text:style-name="P5"><text:tab/>Ef við beytum rökstyttingu á k3 og k4 fæst: </text:p>
      <text:p text:style-name="P5"/>
      <text:p text:style-name="P5"><text:tab/>k5: 0<text:span text:style-name="T24"><text:tab/>sem er mótsögn og við höfum sannað það sem sanna þurfti. </text:span></text:p>
      <text:p text:style-name="P7"><text:tab/></text:p>
      <text:p text:style-name="P13"/>
      <text:p text:style-name="P20"/>
      <text:p text:style-name="P20"/>
      <text:p text:style-name="P20"><text:soft-page-break/>Dæmi 2: </text:p>
      <text:p text:style-name="P12"><text:span text:style-name="T3"><text:tab/></text:span><text:span text:style-name="T11">Skrifið rökstuddan stofn með lykkju fyrir eftirfarandi stef þannig að stefið sé útfærsla á <text:tab/>helmingunarleit. Athugið að hér er verið að leita í minnkandi runu, ekki vaxandi runu. Ekki <text:tab/>þarf að skrifa meira en forritstextann, en hann þarf að vera rökstuddur og rammréttur. Mjög <text:tab/>mikilvægt er að fastayrðingin sé rétt. Ef fastayrðingin er röng fást engir punktar fyrir <text:tab/>lausnina. Fastayrðingin er röng ef hún dugar ekki til að sanna að stefið sé naumrétt.</text:span></text:p>
      <text:p text:style-name="P12"/>
      <text:p text:style-name="P17">{ </text:p>
      <text:p text:style-name="P18">Notkun: <text:span text:style-name="T18"><text:tab/></text:span><text:span text:style-name="T6">i</text:span> := leita(<text:span text:style-name="T4">x,a</text:span><text:span text:style-name="T20">1</text:span><text:span text:style-name="T4">,a</text:span><text:span text:style-name="T20">2</text:span><text:span text:style-name="T4">,...,a</text:span><text:span text:style-name="T19">n</text:span>) </text:p>
      <text:p text:style-name="P17">Fyrir: <text:span text:style-name="T18"><text:tab/></text:span><text:span text:style-name="T4">x</text:span> er heiltala, </text:p>
      <text:p text:style-name="P18"><text:span text:style-name="T6"><text:tab/><text:tab/></text:span><text:span text:style-name="T4">a</text:span><text:span text:style-name="T20">1</text:span><text:span text:style-name="T4">,a</text:span><text:span text:style-name="T20">2</text:span><text:span text:style-name="T4">,...,a</text:span><text:span text:style-name="T19">n</text:span> eru heiltölur í minnkandi röð, </text:p>
      <text:p text:style-name="P18"><text:span text:style-name="T6"><text:tab/><text:tab/></text:span><text:span text:style-name="T4">a</text:span><text:span text:style-name="T20">1</text:span> ≥<text:span text:style-name="T18"> </text:span><text:span text:style-name="T4">a</text:span><text:span text:style-name="T20">2</text:span> ≥ ... ≥ <text:span text:style-name="T4">a</text:span><text:span text:style-name="T19">n</text:span>. </text:p>
      <text:p text:style-name="P17">Eftir: <text:span text:style-name="T24"><text:tab/></text:span><text:span text:style-name="T4">1 ≤ i ≤ n+1</text:span>, <text:span text:style-name="T4">a</text:span><text:span text:style-name="T20">1</text:span>,...,<text:span text:style-name="T4">a</text:span><text:span text:style-name="T20">i-1</text:span> &gt; <text:span text:style-name="T4">x</text:span> ≥ <text:span text:style-name="T4">a</text:span><text:span text:style-name="T20">i</text:span><text:span text:style-name="T13">,...,</text:span><text:span text:style-name="T12">a</text:span><text:span text:style-name="T20">n</text:span> </text:p>
      <text:p text:style-name="P17">} </text:p>
      <text:p text:style-name="P18"/>
      <text:p text:style-name="P18"><text:span text:style-name="T2">stef</text:span> leita( <text:span text:style-name="T4">x</text:span>: heiltala, <text:span text:style-name="T4">a</text:span><text:span text:style-name="T20">1</text:span><text:span text:style-name="T4">,a</text:span><text:span text:style-name="T20">2</text:span><text:span text:style-name="T4">,...,a</text:span><text:span text:style-name="T19">n</text:span> : heiltölur ) </text:p>
      <text:p text:style-name="P19"><text:tab/>i:= 1; j:= n+1;</text:p>
      <text:p text:style-name="P19"><text:tab/><text:span text:style-name="T2">meðan</text:span> i≠j<text:tab/></text:p>
      <text:p text:style-name="P19"><text:tab/><text:tab/>{<text:span text:style-name="T8">1 ≤ i ≤ n+1</text:span><text:span text:style-name="T17">, </text:span><text:span text:style-name="T8">a</text:span><text:span text:style-name="T20">1</text:span><text:span text:style-name="T17">,...,</text:span><text:span text:style-name="T8">a</text:span><text:span text:style-name="T20">i-1</text:span><text:span text:style-name="T17"> </text:span>&gt;<text:span text:style-name="T17"> </text:span><text:span text:style-name="T8">x</text:span><text:span text:style-name="T4"> </text:span><text:span text:style-name="T10">&gt;</text:span><text:span text:style-name="T17"> </text:span><text:span text:style-name="T8">a</text:span><text:span text:style-name="T20">i</text:span><text:span text:style-name="T13">,...,</text:span><text:span text:style-name="T14">a</text:span><text:span text:style-name="T20">n</text:span><text:span text:style-name="T12">}</text:span></text:p>
      <text:p text:style-name="P19"><text:span text:style-name="T12"><text:tab/><text:tab/></text:span><text:span text:style-name="T15">m:= floor[(i+j)/2]</text:span></text:p>
      <text:p text:style-name="P19"><text:span text:style-name="T15"><text:tab/><text:tab/></text:span><text:span text:style-name="T16">ef</text:span><text:span text:style-name="T15"> a</text:span><text:span text:style-name="T21">m </text:span><text:span text:style-name="T15">&gt; x </text:span><text:span text:style-name="T16">þá</text:span><text:span text:style-name="T15"> <text:tab/>i:= m+1</text:span></text:p>
      <text:p text:style-name="P19"><text:span text:style-name="T15"><text:tab/><text:tab/></text:span><text:span text:style-name="T16">annars</text:span><text:span text:style-name="T15"> <text:tab/><text:tab/>j:= m</text:span></text:p>
      <text:p text:style-name="P19"><text:span text:style-name="T15"><text:tab/></text:span><text:span text:style-name="T16">skila</text:span><text:span text:style-name="T15"> i</text:span></text:p>
      <text:p text:style-name="P19"/>
      <text:p text:style-name="P19"/>
      <text:p text:style-name="P24"><text:s text:c="6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kel </meta:initial-creator>
    <meta:creation-date>2015-10-26T10:30:43.591851243</meta:creation-date>
    <dc:date>2015-10-29T15:33:04.294644406</dc:date>
    <dc:creator>Rakel </dc:creator>
    <meta:editing-duration>PT11M26S</meta:editing-duration>
    <meta:editing-cycles>4</meta:editing-cycles>
    <meta:generator>LibreOffice/4.2.3.3$Linux_X86_64 LibreOffice_project/420m0$Build-3</meta:generator>
    <meta:document-statistic meta:table-count="0" meta:image-count="0" meta:object-count="0" meta:page-count="3" meta:paragraph-count="42" meta:word-count="369" meta:character-count="2216" meta:non-whitespace-character-count="1753"/>
  </office:meta>
</office:document-meta>
</file>